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itle">
      <style:text-properties fo:language="de" fo:country="DE"/>
    </style:style>
    <style:style style:name="P3" style:family="paragraph" style:parent-style-name="Subtitle">
      <style:text-properties fo:language="de" fo:country="DE"/>
    </style:style>
    <style:style style:name="P4" style:family="paragraph" style:parent-style-name="Contents_20_Heading">
      <style:text-properties fo:language="de" fo:country="DE"/>
    </style:style>
    <style:style style:name="P5" style:family="paragraph" style:parent-style-name="Heading_20_1">
      <style:text-properties fo:language="de" fo:country="DE"/>
    </style:style>
    <style:style style:name="P6" style:family="paragraph" style:parent-style-name="Header">
      <style:text-properties fo:language="de" fo:country="DE"/>
    </style:style>
    <style:style style:name="P7" style:family="paragraph" style:parent-style-name="Footer">
      <style:text-properties fo:language="de" fo:country="DE"/>
    </style:style>
    <style:style style:name="P8" style:family="paragraph" style:parent-style-name="Text_20_body">
      <style:text-properties fo:language="de" fo:country="DE"/>
    </style:style>
    <style:style style:name="P9" style:family="paragraph" style:parent-style-name="Text_20_body" style:list-style-name="L1">
      <style:text-properties fo:language="de" fo:country="DE"/>
    </style:style>
    <style:style style:name="P10" style:family="paragraph" style:parent-style-name="Text_20_body">
      <style:text-properties fo:language="de" fo:country="DE" fo:background-color="transparent"/>
    </style:style>
    <style:style style:name="P11" style:family="paragraph" style:parent-style-name="Preformatted_20_Text">
      <style:text-properties fo:color="#a9b7c6" style:font-name="JetBrains Mono" fo:language="de" fo:country="DE" fo:background-color="transparent"/>
    </style:style>
    <style:style style:name="P12" style:family="paragraph" style:parent-style-name="Preformatted_20_Text">
      <style:paragraph-properties fo:margin-top="0cm" fo:margin-bottom="0.499cm" fo:background-color="#2b2b2b">
        <style:background-image/>
      </style:paragraph-properties>
      <style:text-properties fo:color="#a9b7c6"/>
    </style:style>
    <style:style style:name="P13" style:family="paragraph" style:parent-style-name="Preformatted_20_Text">
      <style:paragraph-properties fo:background-color="#2b2b2b">
        <style:background-image/>
      </style:paragraph-properties>
      <style:text-properties fo:color="#a9b7c6"/>
    </style:style>
    <style:style style:name="P14" style:family="paragraph" style:parent-style-name="Preformatted_20_Text">
      <style:paragraph-properties fo:background-color="#2b2b2b">
        <style:background-image/>
      </style:paragraph-properties>
      <style:text-properties fo:color="#a9b7c6" style:font-name="JetBrains Mono"/>
    </style:style>
    <style:style style:name="P15" style:family="paragraph" style:parent-style-name="Preformatted_20_Text">
      <style:paragraph-properties fo:background-color="#2b2b2b">
        <style:background-image/>
      </style:paragraph-properties>
      <style:text-properties fo:color="#808080"/>
    </style:style>
    <style:style style:name="P16" style:family="paragraph" style:parent-style-name="Preformatted_20_Text">
      <style:paragraph-properties fo:background-color="#2b2b2b">
        <style:background-image/>
      </style:paragraph-properties>
      <style:text-properties fo:color="#808080" style:font-name="JetBrains Mono"/>
    </style:style>
    <style:style style:name="P17" style:family="paragraph" style:parent-style-name="Preformatted_20_Text">
      <style:paragraph-properties fo:background-color="#2b2b2b">
        <style:background-image/>
      </style:paragraph-properties>
      <style:text-properties fo:color="#629755"/>
    </style:style>
    <style:style style:name="T1" style:family="text">
      <style:text-properties style:font-name="Liberation Sans" fo:font-size="18pt" style:font-name-asian="AR PL SungtiL GB" style:font-size-asian="18pt" style:font-name-complex="Lohit Devanagari" style:font-size-complex="18pt"/>
    </style:style>
    <style:style style:name="T2" style:family="text">
      <style:text-properties fo:language="de" fo:country="DE"/>
    </style:style>
    <style:style style:name="T3" style:family="text">
      <style:text-properties fo:color="#cc7832"/>
    </style:style>
    <style:style style:name="T4" style:family="text">
      <style:text-properties fo:color="#cc7832" style:font-name="JetBrains Mono"/>
    </style:style>
    <style:style style:name="T5" style:family="text">
      <style:text-properties fo:color="#6897bb"/>
    </style:style>
    <style:style style:name="T6" style:family="text">
      <style:text-properties fo:color="#6897bb" style:font-name="JetBrains Mono"/>
    </style:style>
    <style:style style:name="T7" style:family="text">
      <style:text-properties fo:color="#808080"/>
    </style:style>
    <style:style style:name="T8" style:family="text">
      <style:text-properties fo:color="#808080" style:font-name="JetBrains Mono"/>
    </style:style>
    <style:style style:name="T9" style:family="text">
      <style:text-properties style:font-name="JetBrains Mono"/>
    </style:style>
    <style:style style:name="T10" style:family="text">
      <style:text-properties style:font-name="JetBrains Mono" fo:font-style="italic"/>
    </style:style>
    <style:style style:name="T11" style:family="text">
      <style:text-properties fo:color="#b200b2" style:font-name="JetBrains Mono"/>
    </style:style>
    <style:style style:name="T12" style:family="text">
      <style:text-properties fo:color="#94558d" style:font-name="JetBrains Mono"/>
    </style:style>
    <style:style style:name="T13" style:family="text">
      <style:text-properties fo:color="#8888c6"/>
    </style:style>
    <style:style style:name="T14" style:family="text">
      <style:text-properties fo:color="#8888c6" style:font-name="JetBrains Mono"/>
    </style:style>
    <style:style style:name="T15" style:family="text">
      <style:text-properties fo:color="#ffc66d"/>
    </style:style>
    <style:style style:name="T16" style:family="text">
      <style:text-properties fo:color="#ffc66d" style:font-name="JetBrains Mono"/>
    </style:style>
    <style:style style:name="T17" style:family="text">
      <style:text-properties fo:color="#6a8759"/>
    </style:style>
    <style:style style:name="T18" style:family="text">
      <style:text-properties fo:color="#6a8759" style:font-name="JetBrains Mono"/>
    </style:style>
    <style:style style:name="T19" style:family="text">
      <style:text-properties fo:color="#629755"/>
    </style:style>
    <style:style style:name="T20" style:family="text">
      <style:text-properties fo:color="#629755" style:font-name="JetBrains Mono"/>
    </style:style>
    <style:style style:name="T21" style:family="text">
      <style:text-properties fo:color="#629755" style:font-name="JetBrains Mono" fo:font-style="italic"/>
    </style:style>
    <style:style style:name="T22" style:family="text">
      <style:text-properties fo:color="#629755" style:font-name="JetBrains Mono" fo:font-style="italic" fo:font-weight="bold"/>
    </style:style>
    <style:style style:name="T23" style:family="text">
      <style:text-properties fo:color="#72737a" style:font-name="JetBrains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text:reference-mark-end text:name="Aufgabe"/></text:p>
      <text:p text:style-name="P3">Team-ID: <text:reference-mark-start text:name="TeamId"/>00719<text:reference-mark-end text:name="TeamId"/></text:p>
      <text:p text:style-name="P3">Team: <text:span text:style-name="T1">YOLO</text:span></text:p>
      <text:p text:style-name="P3">Bearbeiter/-innen dieser Aufgabe:<text:line-break/><text:span text:style-name="T1">Witold Mowinski</text:span></text:p>
      <text:p text:style-name="P3"><text:date style:data-style-name="N81" text:date-value="2022-11-19T20:31:46.63" text:fixed="true">19.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haltsverzeichnis</text:p>
          </text:index-title>
          <text:p text:style-name="P1"><text:a xlink:type="simple" xlink:href="#__RefHeading___Toc2232_4178761632" text:style-name="Index_20_Link" text:visited-style-name="Index_20_Link"><text:span text:style-name="T2">Lösungsidee<text:tab/>1</text:span></text:a></text:p>
          <text:p text:style-name="P1"><text:a xlink:type="simple" xlink:href="#__RefHeading___Toc2234_4178761632" text:style-name="Index_20_Link" text:visited-style-name="Index_20_Link"><text:span text:style-name="T2">Umsetzung<text:tab/>1</text:span></text:a></text:p>
          <text:p text:style-name="P1"><text:a xlink:type="simple" xlink:href="#__RefHeading___Toc2236_4178761632" text:style-name="Index_20_Link" text:visited-style-name="Index_20_Link"><text:span text:style-name="T2">Beispiele<text:tab/>2</text:span></text:a></text:p>
          <text:p text:style-name="P1"><text:a xlink:type="simple" xlink:href="#__RefHeading___Toc2238_4178761632" text:style-name="Index_20_Link" text:visited-style-name="Index_20_Link"><text:span text:style-name="T2">Quellcode<text:tab/>2</text:span></text:a></text:p>
        </text:index-body>
      </text:table-of-content>
      <text:h text:style-name="P5" text:outline-level="1"><text:bookmark-start text:name="__RefHeading___Toc2232_4178761632"/>Lösungsidee<text:bookmark-end text:name="__RefHeading___Toc2232_4178761632"/></text:h>
      <text:p text:style-name="P8">Das Programm liest die Zeiten ein. Der Kern des Programms besteht aus einer klasse wo der kern gleich ist aber das job bestimmungs verfahren sich ändern kann. Im ersten verfahren ist es simpel, man nimmt einfach immer den ersten job, das zweite verfahren ist etwas komplizierter da man zuerst bestimmen muss welche jobs zeitlich verfügbar sind, das dritte Verfahren ist ähnlich wie das zweite nur dass es anstadt der niedrigsten job dauer ein verhältnis von job dauer und auslosung cyklen nimmt.</text:p>
      <text:h text:style-name="P5" text:outline-level="1"><text:bookmark-start text:name="__RefHeading___Toc2234_4178761632"/>Umsetzung<text:bookmark-end text:name="__RefHeading___Toc2234_4178761632"/></text:h>
      <text:p text:style-name="P8">Zunächst werden die Daten aus den Datensätzen ausgelesen und in einer Liste gespeichert. </text:p>
      <text:p text:style-name="P8">Um die Verfahren einfacher simulieren zu können, benötigt man ein paar Klassen:</text:p>
      <text:list xml:id="list7366842716275410656" text:style-name="L1">
        <text:list-item>
          <text:p text:style-name="P9">Klasse Job, Attribute starttime als int, neededtime als int</text:p>
        </text:list-item>
        <text:list-item>
          <text:p text:style-name="P9">Klasse DoneJob, Attribute job als Job, finish als int</text:p>
        </text:list-item>
        <text:list-item>
          <text:p text:style-name="P9">Klasse JobQueue: Enthält die wichtigsten Methoden für die Simulation:</text:p>
          <text:list>
            <text:list-item>
              <text:list>
                <text:list-item>
                  <text:p text:style-name="P9">do_work_on_job() wartet zunächst auf den Auftrag und stellt ihn entweder bis 17 Uhr fertig oder arbeitet so viel wie möglich und lässt den Rest für den Tag darauf. Bei Fertigstellung des Auftrags wird True zurückgegeben. Kann maximal die anzahl an arbeits Stunden an einem Tag bei einem durchlauf erarbeiten.</text:p>
                </text:list-item>
                <text:list-item>
                  <text:p text:style-name="P9"><text:soft-page-break/>pick_new_job(): Verfahren erhalten jeweils eine eigene Klasse und erben von JobThing. Die Methode pick_new_job() wird dann je nach Verfahren neudefiniert.</text:p>
                </text:list-item>
                <text:list-item>
                  <text:p text:style-name="P9">main(): Solange es Aufträge gibt, wird an ihnen mit do_work_on_job() weitergearbeitet. Nach Beendigung des Auftrags wird dieser zum DoneJob konvertiert und in aus der Auftragsliste entfernt. Mit pick_new_job() wird dann ein neuer Auftrag ausgewählt.</text:p>
                </text:list-item>
              </text:list>
            </text:list-item>
          </text:list>
        </text:list-item>
      </text:list>
      <text:p text:style-name="P8">Diese klasse entspricht einer Java abstract classe da sie alleine nutzlos ist, sie benötigt immer eine implementierung für pick_new_job()</text:p>
      <text:h text:style-name="P5" text:outline-level="1"><text:bookmark-start text:name="__RefHeading___Toc2236_4178761632"/>Beispiele<text:bookmark-end text:name="__RefHeading___Toc2236_4178761632"/></text:h>
      <text:p text:style-name="P8"/>
      <text:h text:style-name="P5" text:outline-level="1"><text:bookmark-start text:name="__RefHeading___Toc2238_4178761632"/>Quellcode<text:bookmark-end text:name="__RefHeading___Toc2238_4178761632"/></text:h>
      <text:p text:style-name="P11"><text:span text:style-name="T3">from </text:span>__future__ <text:span text:style-name="T3">import </text:span>annotations</text:p>
      <text:p text:style-name="P14"><text:span text:style-name="T3">from </text:span>datasets <text:span text:style-name="T3">import </text:span>NormalAufgabe4</text:p>
      <text:p text:style-name="P14"><text:span text:style-name="T3">from </text:span>typing <text:span text:style-name="T3">import </text:span>List<text:span text:style-name="T3">, </text:span>Tuple<text:span text:style-name="T3">, </text:span>Dict<text:span text:style-name="T3">, </text:span>Any</text:p>
      <text:p text:style-name="P14">debug = <text:span text:style-name="T3">False</text:span></text:p>
      <text:p text:style-name="P14">priority = <text:span text:style-name="T5">10 <text:s/></text:span><text:span text:style-name="T7"># if this value goes higher the avg gets lower but the max gets higher</text:span></text:p>
      <text:p text:style-name="P16"/>
      <text:p text:style-name="P16"># dataclass</text:p>
      <text:p text:style-name="P14"><text:span text:style-name="T3">class </text:span>Job:</text:p>
      <text:p text:style-name="P13"><text:s text:c="4"/><text:span text:style-name="T4">def </text:span><text:span text:style-name="T11">__init__</text:span><text:span text:style-name="T9">(</text:span><text:span text:style-name="T12">self</text:span><text:span text:style-name="T4">, </text:span><text:span text:style-name="T9">starttime: </text:span><text:span text:style-name="T14">int</text:span><text:span text:style-name="T4">, </text:span><text:span text:style-name="T9">neededtime: </text:span><text:span text:style-name="T14">int</text:span><text:span text:style-name="T9">):</text:span></text:p>
      <text:p text:style-name="P13"><text:s text:c="8"/><text:span text:style-name="T12">self</text:span><text:span text:style-name="T9">.starttime = starttime</text:span></text:p>
      <text:p text:style-name="P13"><text:s text:c="8"/><text:span text:style-name="T12">self</text:span><text:span text:style-name="T9">.neededtime = neededtime</text:span></text:p>
      <text:p text:style-name="P13"><text:s text:c="8"/><text:span text:style-name="T12">self</text:span><text:span text:style-name="T9">.work_done = </text:span><text:span text:style-name="T6">0</text:span></text:p>
      <text:p text:style-name="P13"><text:span text:style-name="T5"><text:s text:c="8"/></text:span><text:span text:style-name="T12">self</text:span><text:span text:style-name="T9">.prio = priority</text:span></text:p>
      <text:p text:style-name="P13"><text:span text:style-name="T9"/></text:p>
      <text:p text:style-name="P13"><text:s text:c="4"/><text:span text:style-name="T8"># for 3)</text:span></text:p>
      <text:p text:style-name="P13"><text:span text:style-name="T7"><text:s text:c="4"/></text:span><text:span text:style-name="T4">def </text:span><text:span text:style-name="T16">get_prio</text:span><text:span text:style-name="T9">(</text:span><text:span text:style-name="T12">self</text:span><text:span text:style-name="T9">):</text:span></text:p>
      <text:p text:style-name="P13"><text:s text:c="8"/><text:span text:style-name="T12">self</text:span><text:span text:style-name="T9">.prio += </text:span><text:span text:style-name="T6">1</text:span></text:p>
      <text:p text:style-name="P13"><text:span text:style-name="T5"><text:s text:c="8"/></text:span><text:span text:style-name="T4">return </text:span><text:span text:style-name="T12">self</text:span><text:span text:style-name="T9">.neededtime / </text:span><text:span text:style-name="T12">self</text:span><text:span text:style-name="T9">.prio</text:span></text:p>
      <text:p text:style-name="P13"><text:span text:style-name="T9"/></text:p>
      <text:p text:style-name="P13"><text:s text:c="4"/><text:span text:style-name="T4">def </text:span><text:span text:style-name="T11">__str__</text:span><text:span text:style-name="T9">(</text:span><text:span text:style-name="T12">self</text:span><text:span text:style-name="T9">):</text:span></text:p>
      <text:p text:style-name="P13"><text:s text:c="8"/><text:span text:style-name="T4">return </text:span><text:span text:style-name="T18">f"JOB[st</text:span><text:span text:style-name="T4">{</text:span><text:span text:style-name="T12">self</text:span><text:span text:style-name="T9">.starttime</text:span><text:span text:style-name="T4">}</text:span><text:span text:style-name="T18">][ne</text:span><text:span text:style-name="T4">{</text:span><text:span text:style-name="T12">self</text:span><text:span text:style-name="T9">.neededtime</text:span><text:span text:style-name="T4">}</text:span><text:span text:style-name="T18">][wd</text:span><text:span text:style-name="T4">{</text:span><text:span text:style-name="T12">self</text:span><text:span text:style-name="T9">.work_done</text:span><text:span text:style-name="T4">}</text:span><text:span text:style-name="T18">]"</text:span></text:p>
      <text:p text:style-name="P13"><text:span text:style-name="T18"/></text:p>
      <text:p text:style-name="P13"><text:span text:style-name="T17"><text:s text:c="4"/></text:span><text:span text:style-name="T4">def </text:span><text:span text:style-name="T11">__repr__</text:span><text:span text:style-name="T9">(</text:span><text:span text:style-name="T12">self</text:span><text:span text:style-name="T9">):</text:span></text:p>
      <text:p text:style-name="P13"><text:s text:c="8"/><text:span text:style-name="T4">return </text:span><text:span text:style-name="T12">self</text:span><text:span text:style-name="T9">.</text:span><text:span text:style-name="T11">__str__</text:span><text:span text:style-name="T9">()</text:span></text:p>
      <text:p text:style-name="P13"><text:span text:style-name="T9"/></text:p>
      <text:p text:style-name="P16"># dataclass</text:p>
      <text:p text:style-name="P14"><text:span text:style-name="T3">class </text:span>DoneJob:</text:p>
      <text:p text:style-name="P13"><text:s text:c="4"/><text:span text:style-name="T4">def </text:span><text:span text:style-name="T11">__init__</text:span><text:span text:style-name="T9">(</text:span><text:span text:style-name="T12">self</text:span><text:span text:style-name="T4">, </text:span><text:span text:style-name="T9">job: Job</text:span><text:span text:style-name="T4">, </text:span><text:span text:style-name="T9">finish: </text:span><text:span text:style-name="T14">int</text:span><text:span text:style-name="T9">):</text:span></text:p>
      <text:p text:style-name="P13"><text:s text:c="8"/><text:span text:style-name="T12">self</text:span><text:span text:style-name="T9">.job = job</text:span></text:p>
      <text:p text:style-name="P13"><text:s text:c="8"/><text:span text:style-name="T12">self</text:span><text:span text:style-name="T9">.finish = finish</text:span></text:p>
      <text:p text:style-name="P13"><text:s text:c="8"/><text:span text:style-name="T12">self</text:span><text:span text:style-name="T9">.wait = finish – job.starttime</text:span></text:p>
      <text:p text:style-name="P13"><text:span text:style-name="T9"/></text:p>
      <text:p text:style-name="P13"><text:s text:c="4"/><text:span text:style-name="T4">def </text:span><text:span text:style-name="T11">__str__</text:span><text:span text:style-name="T9">(</text:span><text:span text:style-name="T12">self</text:span><text:span text:style-name="T9">):</text:span></text:p>
      <text:p text:style-name="P13"><text:s text:c="8"/><text:span text:style-name="T4">return </text:span><text:span text:style-name="T18">f"&lt;[</text:span><text:span text:style-name="T4">{</text:span><text:span text:style-name="T12">self</text:span><text:span text:style-name="T9">.job</text:span><text:span text:style-name="T4">}</text:span><text:span text:style-name="T18">] -&gt; fn </text:span><text:span text:style-name="T4">{</text:span><text:span text:style-name="T12">self</text:span><text:span text:style-name="T9">.finish</text:span><text:span text:style-name="T4">}</text:span><text:span text:style-name="T18"> | qt </text:span><text:span text:style-name="T4">{</text:span><text:span text:style-name="T12">self</text:span><text:span text:style-name="T9">.wait</text:span><text:span text:style-name="T4">}</text:span><text:span text:style-name="T18">&gt;</text:span><text:span text:style-name="T4">\n</text:span><text:span text:style-name="T18">"</text:span></text:p>
      <text:p text:style-name="P13"><text:span text:style-name="T18"/></text:p>
      <text:p text:style-name="P13"><text:soft-page-break/><text:span text:style-name="T17"><text:s text:c="4"/></text:span><text:span text:style-name="T4">def </text:span><text:span text:style-name="T11">__repr__</text:span><text:span text:style-name="T9">(</text:span><text:span text:style-name="T12">self</text:span><text:span text:style-name="T9">):</text:span></text:p>
      <text:p text:style-name="P13"><text:s text:c="8"/><text:span text:style-name="T4">return </text:span><text:span text:style-name="T12">self</text:span><text:span text:style-name="T9">.</text:span><text:span text:style-name="T11">__str__</text:span><text:span text:style-name="T9">()</text:span></text:p>
      <text:p text:style-name="P13"><text:span text:style-name="T9"/></text:p>
      <text:p text:style-name="P16"># get avg and max values</text:p>
      <text:p text:style-name="P14"><text:span text:style-name="T3">def </text:span><text:span text:style-name="T15">get_done_job_results</text:span>(jobs: List[DoneJob]):</text:p>
      <text:p text:style-name="P13"><text:s text:c="4"/><text:span text:style-name="T9">waits = []</text:span></text:p>
      <text:p text:style-name="P13"><text:s text:c="4"/><text:span text:style-name="T4">for </text:span><text:span text:style-name="T9">j </text:span><text:span text:style-name="T4">in </text:span><text:span text:style-name="T9">jobs:</text:span></text:p>
      <text:p text:style-name="P13"><text:s text:c="8"/><text:span text:style-name="T9">waits.append(j.finish - j.job.starttime)</text:span></text:p>
      <text:p text:style-name="P13"><text:s text:c="4"/><text:span text:style-name="T4">return </text:span><text:span text:style-name="T14">sum</text:span><text:span text:style-name="T9">(waits) // </text:span><text:span text:style-name="T14">len</text:span><text:span text:style-name="T9">(waits)</text:span><text:span text:style-name="T4">, </text:span><text:span text:style-name="T14">max</text:span><text:span text:style-name="T9">(waits)</text:span></text:p>
      <text:p text:style-name="P13"><text:span text:style-name="T9"/></text:p>
      <text:p text:style-name="P14"><text:span text:style-name="T3">class </text:span>IncompleteInterfaceError(<text:span text:style-name="T13">NotImplementedError</text:span>):</text:p>
      <text:p text:style-name="P13"><text:s text:c="4"/><text:span text:style-name="T4">pass</text:span></text:p>
      <text:p text:style-name="P13"><text:span text:style-name="T4"/></text:p>
      <text:p text:style-name="P16"># kinda like a abstract class where all tree solutions derive</text:p>
      <text:p text:style-name="P16"># as the core process is the same</text:p>
      <text:p text:style-name="P14"><text:span text:style-name="T3">class </text:span>JobQueue:</text:p>
      <text:p text:style-name="P13"><text:s text:c="4"/><text:span text:style-name="T9">working_times = </text:span><text:span text:style-name="T6">9 </text:span><text:span text:style-name="T9">* </text:span><text:span text:style-name="T6">60</text:span><text:span text:style-name="T4">, </text:span><text:span text:style-name="T6">17 </text:span><text:span text:style-name="T9">* </text:span><text:span text:style-name="T6">60 <text:s/></text:span><text:span text:style-name="T8"># everything in minutes</text:span></text:p>
      <text:p text:style-name="P13"><text:span text:style-name="T7"><text:s text:c="4"/></text:span><text:span text:style-name="T9">daily_work_duration = working_times[</text:span><text:span text:style-name="T6">1</text:span><text:span text:style-name="T9">] - working_times[</text:span><text:span text:style-name="T6">0</text:span><text:span text:style-name="T9">]</text:span></text:p>
      <text:p text:style-name="P13"><text:s text:c="4"/><text:span text:style-name="T4">def </text:span><text:span text:style-name="T11">__init__</text:span><text:span text:style-name="T9">(</text:span><text:span text:style-name="T12">self</text:span><text:span text:style-name="T4">, </text:span><text:span text:style-name="T9">jobs):</text:span></text:p>
      <text:p text:style-name="P13"><text:s text:c="8"/><text:span text:style-name="T12">self</text:span><text:span text:style-name="T9">.done_jobs: List[DoneJob] = []</text:span></text:p>
      <text:p text:style-name="P13"><text:s text:c="8"/><text:span text:style-name="T12">self</text:span><text:span text:style-name="T9">.jobs: List[Job] = jobs</text:span></text:p>
      <text:p text:style-name="P13"><text:s text:c="8"/><text:span text:style-name="T12">self</text:span><text:span text:style-name="T9">._q: List[Tuple[Tuple[</text:span><text:span text:style-name="T14">int</text:span><text:span text:style-name="T4">, </text:span><text:span text:style-name="T14">int</text:span><text:span text:style-name="T9">]</text:span><text:span text:style-name="T4">, </text:span><text:span text:style-name="T9">Job]] = []</text:span></text:p>
      <text:p text:style-name="P13"><text:s text:c="8"/><text:span text:style-name="T12">self</text:span><text:span text:style-name="T9">._t: </text:span><text:span text:style-name="T14">int </text:span><text:span text:style-name="T9">= </text:span><text:span text:style-name="T6">0</text:span></text:p>
      <text:p text:style-name="P13"><text:span text:style-name="T6"/></text:p>
      <text:p text:style-name="P13"><text:span text:style-name="T5"><text:s text:c="4"/></text:span><text:span text:style-name="T8"># this has to be overloaded as it is the only difference in the code</text:span></text:p>
      <text:p text:style-name="P13"><text:span text:style-name="T7"><text:s text:c="4"/></text:span><text:span text:style-name="T4">def </text:span><text:span text:style-name="T16">get_job</text:span><text:span text:style-name="T9">(</text:span><text:span text:style-name="T12">self</text:span><text:span text:style-name="T9">) -&gt; Job:</text:span></text:p>
      <text:p text:style-name="P13"><text:s text:c="8"/><text:span text:style-name="T4">raise </text:span><text:span text:style-name="T9">IncompleteInterfaceError</text:span></text:p>
      <text:p text:style-name="P13"><text:span text:style-name="T9"/></text:p>
      <text:p text:style-name="P13"><text:s text:c="4"/><text:span text:style-name="T8"># core function which handles if a day goes by or the job finishes with in the day</text:span></text:p>
      <text:p text:style-name="P13"><text:span text:style-name="T7"><text:s text:c="4"/></text:span><text:span text:style-name="T4">def </text:span><text:span text:style-name="T16">work</text:span><text:span text:style-name="T9">(</text:span><text:span text:style-name="T12">self</text:span><text:span text:style-name="T4">, </text:span><text:span text:style-name="T9">job: Job</text:span><text:span text:style-name="T4">, </text:span><text:span text:style-name="T9">day_time_left: </text:span><text:span text:style-name="T14">int</text:span><text:span text:style-name="T9">) -&gt; Tuple[</text:span><text:span text:style-name="T14">bool</text:span><text:span text:style-name="T4">, </text:span><text:span text:style-name="T14">int</text:span><text:span text:style-name="T9">]:</text:span></text:p>
      <text:p text:style-name="P13"><text:s text:c="8"/><text:span text:style-name="T21">"""</text:span></text:p>
      <text:p text:style-name="P13"><text:span text:style-name="T19"><text:s text:c="8"/></text:span><text:span text:style-name="T22">:param</text:span><text:span text:style-name="T20"> </text:span><text:span text:style-name="T21">job: the job to do the work on </text:span></text:p>
      <text:p text:style-name="P13"><text:span text:style-name="T19"><text:s text:c="8"/></text:span><text:span text:style-name="T22">:param</text:span><text:span text:style-name="T20"> </text:span><text:span text:style-name="T21">day_time_left: this allows the work time to be in the 9-17 work time</text:span></text:p>
      <text:p text:style-name="P13"><text:span text:style-name="T19"><text:s text:c="8"/></text:span><text:span text:style-name="T22">:return</text:span><text:span text:style-name="T21">: whether job is finished | how much time is left in the work day</text:span></text:p>
      <text:p text:style-name="P17"><text:s text:c="8"/><text:span text:style-name="T10">"""</text:span></text:p>
      <text:p text:style-name="P13"><text:span text:style-name="T19"><text:s text:c="8"/></text:span><text:span text:style-name="T8"># decide if you have to wait, bc the task starting time is in the future</text:span></text:p>
      <text:p text:style-name="P13"><text:span text:style-name="T7"><text:s text:c="8"/></text:span><text:span text:style-name="T4">if </text:span><text:span text:style-name="T9">job.starttime &gt; </text:span><text:span text:style-name="T12">self</text:span><text:span text:style-name="T9">._t:</text:span></text:p>
      <text:p text:style-name="P13"><text:s text:c="12"/><text:span text:style-name="T9">time_left_4_job = job.starttime – </text:span><text:span text:style-name="T12">self</text:span><text:span text:style-name="T9">._t</text:span></text:p>
      <text:p text:style-name="P13"><text:span text:style-name="T9"/></text:p>
      <text:p text:style-name="P13"><text:s text:c="12"/><text:span text:style-name="T8"># wait longer than today</text:span></text:p>
      <text:p text:style-name="P13"><text:span text:style-name="T7"><text:s text:c="12"/></text:span><text:span text:style-name="T4">if </text:span><text:span text:style-name="T9">time_left_4_job &gt; day_time_left:</text:span></text:p>
      <text:p text:style-name="P13"><text:s text:c="16"/><text:span text:style-name="T12">self</text:span><text:span text:style-name="T9">._t += day_time_left</text:span></text:p>
      <text:p text:style-name="P13"><text:s text:c="16"/><text:span text:style-name="T9">day_time_left -= day_time_left</text:span></text:p>
      <text:p text:style-name="P13"><text:s text:c="16"/><text:span text:style-name="T4">return False, </text:span><text:span text:style-name="T9">day_time_left</text:span></text:p>
      <text:p text:style-name="P13"><text:span text:style-name="T9"/></text:p>
      <text:p text:style-name="P13"><text:s text:c="12"/><text:span text:style-name="T8"># start working today</text:span></text:p>
      <text:p text:style-name="P13"><text:span text:style-name="T7"><text:s text:c="12"/></text:span><text:span text:style-name="T4">else</text:span><text:span text:style-name="T9">:</text:span></text:p>
      <text:p text:style-name="P13"><text:s text:c="16"/><text:span text:style-name="T9">day_time_left -= time_left_4_job</text:span></text:p>
      <text:p text:style-name="P13"><text:s text:c="16"/><text:span text:style-name="T12">self</text:span><text:span text:style-name="T9">._t += time_left_4_job</text:span></text:p>
      <text:p text:style-name="P13"><text:span text:style-name="T9"/></text:p>
      <text:p text:style-name="P13"><text:s text:c="8"/><text:span text:style-name="T9">work_on_job_left = job.neededtime – job.work_done</text:span></text:p>
      <text:p text:style-name="P13"><text:span text:style-name="T9"/></text:p>
      <text:p text:style-name="P13"><text:s text:c="8"/><text:span text:style-name="T8"># finish same day</text:span></text:p>
      <text:p text:style-name="P13"><text:span text:style-name="T7"><text:s text:c="8"/></text:span><text:span text:style-name="T4">if </text:span><text:span text:style-name="T9">work_on_job_left &lt; day_time_left:</text:span></text:p>
      <text:p text:style-name="P13"><text:s text:c="12"/><text:span text:style-name="T9">job.work_done += work_on_job_left</text:span></text:p>
      <text:p text:style-name="P13"><text:s text:c="12"/><text:span text:style-name="T12">self</text:span><text:span text:style-name="T9">._t += work_on_job_left</text:span></text:p>
      <text:p text:style-name="P13"><text:s text:c="12"/><text:span text:style-name="T9">day_time_left -= work_on_job_left</text:span></text:p>
      <text:p text:style-name="P13"><text:soft-page-break/><text:s text:c="12"/><text:span text:style-name="T4">return True, </text:span><text:span text:style-name="T9">day_time_left</text:span></text:p>
      <text:p text:style-name="P13"><text:span text:style-name="T9"/></text:p>
      <text:p text:style-name="P13"><text:s text:c="8"/><text:span text:style-name="T8"># takes longer than current day</text:span></text:p>
      <text:p text:style-name="P13"><text:span text:style-name="T7"><text:s text:c="8"/></text:span><text:span text:style-name="T4">else</text:span><text:span text:style-name="T9">:</text:span></text:p>
      <text:p text:style-name="P13"><text:s text:c="12"/><text:span text:style-name="T12">self</text:span><text:span text:style-name="T9">._t += day_time_left</text:span></text:p>
      <text:p text:style-name="P13"><text:s text:c="12"/><text:span text:style-name="T9">job.work_done += day_time_left</text:span></text:p>
      <text:p text:style-name="P13"><text:s text:c="12"/><text:span text:style-name="T9">day_time_left -= day_time_left</text:span></text:p>
      <text:p text:style-name="P13"><text:s text:c="12"/><text:span text:style-name="T4">return False, </text:span><text:span text:style-name="T9">day_time_left</text:span></text:p>
      <text:p text:style-name="P13"><text:span text:style-name="T9"/></text:p>
      <text:p text:style-name="P13"><text:s text:c="4"/><text:span text:style-name="T8"># the main time loop, here the work() function gets called as often as it needs to</text:span></text:p>
      <text:p text:style-name="P13"><text:span text:style-name="T7"><text:s text:c="4"/></text:span><text:span text:style-name="T4">def </text:span><text:span text:style-name="T16">main</text:span><text:span text:style-name="T9">(</text:span><text:span text:style-name="T12">self</text:span><text:span text:style-name="T9">):</text:span></text:p>
      <text:p text:style-name="P13"><text:s text:c="8"/><text:span text:style-name="T9">job: Job = </text:span><text:span text:style-name="T12">self</text:span><text:span text:style-name="T9">.get_job()</text:span></text:p>
      <text:p text:style-name="P13"><text:s text:c="8"/><text:span text:style-name="T9">day_time_left = </text:span><text:span text:style-name="T12">self</text:span><text:span text:style-name="T9">.daily_work_duration</text:span></text:p>
      <text:p text:style-name="P13"><text:s text:c="8"/><text:span text:style-name="T9">l: </text:span><text:span text:style-name="T14">int </text:span><text:span text:style-name="T9">= </text:span><text:span text:style-name="T14">len</text:span><text:span text:style-name="T9">(</text:span><text:span text:style-name="T12">self</text:span><text:span text:style-name="T9">.jobs)</text:span></text:p>
      <text:p text:style-name="P13"><text:span text:style-name="T9"/></text:p>
      <text:p text:style-name="P13"><text:s text:c="8"/><text:span text:style-name="T8"># main loop</text:span></text:p>
      <text:p text:style-name="P13"><text:span text:style-name="T7"><text:s text:c="8"/></text:span><text:span text:style-name="T4">while </text:span><text:span text:style-name="T14">len</text:span><text:span text:style-name="T9">(</text:span><text:span text:style-name="T12">self</text:span><text:span text:style-name="T9">.done_jobs) != l + </text:span><text:span text:style-name="T6">1</text:span><text:span text:style-name="T9">: <text:s/></text:span><text:span text:style-name="T8"># wait until the whole queue has finished processing</text:span></text:p>
      <text:p text:style-name="P13"><text:span text:style-name="T8"/></text:p>
      <text:p text:style-name="P13"><text:span text:style-name="T7"><text:s text:c="12"/></text:span><text:span text:style-name="T9">done_job</text:span><text:span text:style-name="T4">, </text:span><text:span text:style-name="T9">day_time_left = </text:span><text:span text:style-name="T12">self</text:span><text:span text:style-name="T9">.work(job</text:span><text:span text:style-name="T4">, </text:span><text:span text:style-name="T9">day_time_left)</text:span></text:p>
      <text:p text:style-name="P13"><text:s text:c="12"/></text:p>
      <text:p text:style-name="P13"><text:span text:style-name="T8"># process done job</text:span></text:p>
      <text:p text:style-name="P13"><text:span text:style-name="T7"><text:s text:c="12"/></text:span><text:span text:style-name="T4">if </text:span><text:span text:style-name="T9">done_job:</text:span></text:p>
      <text:p text:style-name="P13"><text:s text:c="16"/><text:span text:style-name="T12">self</text:span><text:span text:style-name="T9">.done_jobs.append(DoneJob(job</text:span><text:span text:style-name="T4">, </text:span><text:span text:style-name="T12">self</text:span><text:span text:style-name="T9">._t))</text:span></text:p>
      <text:p text:style-name="P13"><text:s text:c="16"/><text:span text:style-name="T8"># if there are still open jobs, get new</text:span></text:p>
      <text:p text:style-name="P13"><text:span text:style-name="T7"><text:s text:c="16"/></text:span><text:span text:style-name="T4">if </text:span><text:span text:style-name="T12">self</text:span><text:span text:style-name="T9">.jobs:</text:span></text:p>
      <text:p text:style-name="P13"><text:s text:c="20"/><text:span text:style-name="T9">job = </text:span><text:span text:style-name="T12">self</text:span><text:span text:style-name="T9">.get_job()</text:span></text:p>
      <text:p text:style-name="P13"><text:s text:c="16"/><text:span text:style-name="T4">else</text:span><text:span text:style-name="T9">:</text:span></text:p>
      <text:p text:style-name="P13"><text:s text:c="20"/><text:span text:style-name="T4">break</text:span></text:p>
      <text:p text:style-name="P13"><text:span text:style-name="T4"/></text:p>
      <text:p text:style-name="P13"><text:span text:style-name="T3"><text:s text:c="12"/></text:span><text:span text:style-name="T8"># check if day passed, if so add the addition waiting time</text:span></text:p>
      <text:p text:style-name="P13"><text:span text:style-name="T7"><text:s text:c="12"/></text:span><text:span text:style-name="T4">if </text:span><text:span text:style-name="T9">day_time_left &lt;= </text:span><text:span text:style-name="T6">0</text:span><text:span text:style-name="T9">:</text:span></text:p>
      <text:p text:style-name="P13"><text:s text:c="16"/><text:span text:style-name="T9">day_time_left = </text:span><text:span text:style-name="T12">self</text:span><text:span text:style-name="T9">.daily_work_duration</text:span></text:p>
      <text:p text:style-name="P13"><text:s text:c="16"/><text:span text:style-name="T12">self</text:span><text:span text:style-name="T9">._t += </text:span><text:span text:style-name="T6">24 </text:span><text:span text:style-name="T9">* </text:span><text:span text:style-name="T6">60 –</text:span><text:span text:style-name="T9"> </text:span><text:span text:style-name="T12">self</text:span><text:span text:style-name="T9">.daily_work_duration</text:span></text:p>
      <text:p text:style-name="P13"><text:span text:style-name="T9"/></text:p>
      <text:p text:style-name="P13"><text:s text:c="8"/><text:span text:style-name="T4">return </text:span><text:span text:style-name="T12">self</text:span><text:span text:style-name="T9">.done_jobs</text:span></text:p>
      <text:p text:style-name="P13"><text:span text:style-name="T9"/></text:p>
      <text:p text:style-name="P16"># 1)</text:p>
      <text:p text:style-name="P14"><text:span text:style-name="T3">class </text:span>Verfahren1(JobQueue):</text:p>
      <text:p text:style-name="P13"><text:s text:c="4"/><text:span text:style-name="T4">def </text:span><text:span text:style-name="T16">get_job</text:span><text:span text:style-name="T9">(</text:span><text:span text:style-name="T12">self</text:span><text:span text:style-name="T9">) -&gt; Job:</text:span></text:p>
      <text:p text:style-name="P13"><text:s text:c="8"/><text:span text:style-name="T4">return </text:span><text:span text:style-name="T12">self</text:span><text:span text:style-name="T9">.jobs.pop()</text:span></text:p>
      <text:p text:style-name="P13"><text:span text:style-name="T9"/></text:p>
      <text:p text:style-name="P16"># 2)</text:p>
      <text:p text:style-name="P14"><text:span text:style-name="T3">class </text:span>Verfahren2(JobQueue):</text:p>
      <text:p text:style-name="P13"><text:s text:c="4"/><text:span text:style-name="T8"># gets the</text:span></text:p>
      <text:p text:style-name="P13"><text:span text:style-name="T7"><text:s text:c="4"/></text:span><text:span text:style-name="T4">def </text:span><text:span text:style-name="T16">get_job</text:span><text:span text:style-name="T9">(</text:span><text:span text:style-name="T12">self</text:span><text:span text:style-name="T9">) -&gt; Job:</text:span></text:p>
      <text:p text:style-name="P13"><text:s text:c="8"/><text:span text:style-name="T9">time = </text:span><text:span text:style-name="T12">self</text:span><text:span text:style-name="T9">._t</text:span></text:p>
      <text:p text:style-name="P13"><text:s text:c="8"/><text:span text:style-name="T8"># get all wich you can start working now</text:span></text:p>
      <text:p text:style-name="P13"><text:span text:style-name="T7"><text:s text:c="8"/></text:span><text:span text:style-name="T9">smallest: Job = </text:span><text:span text:style-name="T12">self</text:span><text:span text:style-name="T9">.jobs[-</text:span><text:span text:style-name="T6">1</text:span><text:span text:style-name="T9">]</text:span></text:p>
      <text:p text:style-name="P13"><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3"><text:span text:style-name="T5"><text:s text:c="8"/></text:span><text:span text:style-name="T9">avaliabe = []</text:span></text:p>
      <text:p text:style-name="P13"><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3"><text:s text:c="12"/><text:span text:style-name="T4">if </text:span><text:span text:style-name="T9">j.starttime &lt; smallest.starttime:</text:span></text:p>
      <text:p text:style-name="P13"><text:s text:c="16"/><text:span text:style-name="T9">smallest = j</text:span></text:p>
      <text:p text:style-name="P13"><text:s text:c="16"/><text:span text:style-name="T9">smallest_index = i</text:span></text:p>
      <text:p text:style-name="P13"><text:s text:c="12"/><text:span text:style-name="T4">if </text:span><text:span text:style-name="T9">j.starttime &lt; time:</text:span></text:p>
      <text:p text:style-name="P13"><text:s text:c="16"/><text:span text:style-name="T9">avaliabe.append((i</text:span><text:span text:style-name="T4">, </text:span><text:span text:style-name="T9">j))</text:span></text:p>
      <text:p text:style-name="P13"><text:s text:c="8"/><text:span text:style-name="T8"># if nothing avaliable get the one with shortest waiting time</text:span></text:p>
      <text:p text:style-name="P13"><text:soft-page-break/><text:span text:style-name="T7"><text:s text:c="8"/></text:span><text:span text:style-name="T4">if not </text:span><text:span text:style-name="T9">avaliabe:</text:span></text:p>
      <text:p text:style-name="P13"><text:s text:c="12"/><text:span text:style-name="T12">self</text:span><text:span text:style-name="T9">.jobs.pop(smallest_index)</text:span></text:p>
      <text:p text:style-name="P13"><text:s text:c="12"/><text:span text:style-name="T4">return </text:span><text:span text:style-name="T9">smallest</text:span></text:p>
      <text:p text:style-name="P13"><text:s text:c="8"/><text:span text:style-name="T8"># get the one wich hast the shortest processing time</text:span></text:p>
      <text:p text:style-name="P13"><text:span text:style-name="T7"><text:s text:c="8"/></text:span><text:span text:style-name="T9">x</text:span><text:span text:style-name="T4">, </text:span><text:span text:style-name="T9">y = avaliabe[-</text:span><text:span text:style-name="T6">1</text:span><text:span text:style-name="T9">]</text:span></text:p>
      <text:p text:style-name="P13"><text:s text:c="8"/><text:span text:style-name="T9">smallest: Job = y</text:span></text:p>
      <text:p text:style-name="P13"><text:s text:c="8"/><text:span text:style-name="T9">smallest_index: </text:span><text:span text:style-name="T14">int </text:span><text:span text:style-name="T9">= x</text:span></text:p>
      <text:p text:style-name="P13"><text:s text:c="8"/><text:span text:style-name="T4">for </text:span><text:span text:style-name="T9">i</text:span><text:span text:style-name="T4">, </text:span><text:span text:style-name="T9">j </text:span><text:span text:style-name="T4">in </text:span><text:span text:style-name="T9">avaliabe:</text:span></text:p>
      <text:p text:style-name="P13"><text:s text:c="12"/><text:span text:style-name="T4">if </text:span><text:span text:style-name="T9">j.neededtime &lt; smallest.neededtime:</text:span></text:p>
      <text:p text:style-name="P13"><text:s text:c="16"/><text:span text:style-name="T9">smallest = j</text:span></text:p>
      <text:p text:style-name="P13"><text:s text:c="16"/><text:span text:style-name="T9">smallest_index = i</text:span></text:p>
      <text:p text:style-name="P13"><text:s text:c="8"/><text:span text:style-name="T4">return </text:span><text:span text:style-name="T12">self</text:span><text:span text:style-name="T9">.jobs.pop(smallest_index)</text:span></text:p>
      <text:p text:style-name="P13"><text:span text:style-name="T9"/></text:p>
      <text:p text:style-name="P16"># 3)</text:p>
      <text:p text:style-name="P16"># this algo is similar to nr2 but it uses a combination of waiting time and task length</text:p>
      <text:p text:style-name="P14"><text:span text:style-name="T3">class </text:span>Verfahren3(JobQueue):</text:p>
      <text:p text:style-name="P13"><text:s text:c="4"/><text:span text:style-name="T4">def </text:span><text:span text:style-name="T16">get_job</text:span><text:span text:style-name="T9">(</text:span><text:span text:style-name="T12">self</text:span><text:span text:style-name="T9">) -&gt; Job:</text:span></text:p>
      <text:p text:style-name="P13"><text:s text:c="8"/><text:span text:style-name="T9">time = </text:span><text:span text:style-name="T12">self</text:span><text:span text:style-name="T9">._t</text:span></text:p>
      <text:p text:style-name="P13"><text:s text:c="8"/><text:span text:style-name="T8"># get all wich you can start working now</text:span></text:p>
      <text:p text:style-name="P13"><text:span text:style-name="T7"><text:s text:c="8"/></text:span><text:span text:style-name="T9">smallest: Job = </text:span><text:span text:style-name="T12">self</text:span><text:span text:style-name="T9">.jobs[-</text:span><text:span text:style-name="T6">1</text:span><text:span text:style-name="T9">]</text:span></text:p>
      <text:p text:style-name="P13"><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3"><text:span text:style-name="T5"><text:s text:c="8"/></text:span><text:span text:style-name="T9">avaliabe = []</text:span></text:p>
      <text:p text:style-name="P13"><text:span text:style-name="T9"/></text:p>
      <text:p text:style-name="P13"><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3"><text:s text:c="12"/><text:span text:style-name="T4">if </text:span><text:span text:style-name="T9">j.starttime &lt; smallest.starttime:</text:span></text:p>
      <text:p text:style-name="P13"><text:s text:c="16"/><text:span text:style-name="T9">smallest = j</text:span></text:p>
      <text:p text:style-name="P13"><text:s text:c="16"/><text:span text:style-name="T9">smallest_index = i</text:span></text:p>
      <text:p text:style-name="P13"><text:s text:c="12"/><text:span text:style-name="T4">if </text:span><text:span text:style-name="T9">j.starttime &lt; time:</text:span></text:p>
      <text:p text:style-name="P13"><text:s text:c="16"/><text:span text:style-name="T9">avaliabe.append((i</text:span><text:span text:style-name="T4">, </text:span><text:span text:style-name="T9">j))</text:span></text:p>
      <text:p text:style-name="P13"><text:s text:c="8"/><text:span text:style-name="T8"># if nothing available get the one with shortest waiting time</text:span></text:p>
      <text:p text:style-name="P13"><text:span text:style-name="T7"><text:s text:c="8"/></text:span><text:span text:style-name="T4">if not </text:span><text:span text:style-name="T9">avaliabe:</text:span></text:p>
      <text:p text:style-name="P13"><text:s text:c="12"/><text:span text:style-name="T12">self</text:span><text:span text:style-name="T9">.jobs.pop(smallest_index)</text:span></text:p>
      <text:p text:style-name="P13"><text:s text:c="12"/><text:span text:style-name="T4">return </text:span><text:span text:style-name="T9">smallest</text:span></text:p>
      <text:p text:style-name="P13"><text:span text:style-name="T9"/></text:p>
      <text:p text:style-name="P13"><text:s text:c="8"/><text:span text:style-name="T8"># get the one which hast the lowest waiting to priority ratio</text:span></text:p>
      <text:p text:style-name="P15"><text:s text:c="8"/><text:span text:style-name="T9"># the ratio makes the algorithm occasionally pick the longer tasks which nr2 does not</text:span></text:p>
      <text:p text:style-name="P13"><text:span text:style-name="T7"><text:s text:c="8"/></text:span><text:span text:style-name="T9">x</text:span><text:span text:style-name="T4">, </text:span><text:span text:style-name="T9">y = avaliabe[-</text:span><text:span text:style-name="T6">1</text:span><text:span text:style-name="T9">]</text:span></text:p>
      <text:p text:style-name="P13"><text:s text:c="8"/><text:span text:style-name="T9">smallest: Job = y</text:span></text:p>
      <text:p text:style-name="P13"><text:s text:c="8"/><text:span text:style-name="T9">smallest_index: </text:span><text:span text:style-name="T14">int </text:span><text:span text:style-name="T9">= x</text:span></text:p>
      <text:p text:style-name="P13"><text:s text:c="8"/><text:span text:style-name="T9">smallest_priority = smallest.get_prio()</text:span></text:p>
      <text:p text:style-name="P13"><text:s text:c="8"/><text:span text:style-name="T4">for </text:span><text:span text:style-name="T9">i</text:span><text:span text:style-name="T4">, </text:span><text:span text:style-name="T9">j </text:span><text:span text:style-name="T4">in </text:span><text:span text:style-name="T9">avaliabe:</text:span></text:p>
      <text:p text:style-name="P13"><text:s text:c="12"/><text:span text:style-name="T9">pr = j.get_prio()</text:span></text:p>
      <text:p text:style-name="P13"><text:s text:c="12"/><text:span text:style-name="T4">if </text:span><text:span text:style-name="T9">pr &lt; smallest_priority:</text:span></text:p>
      <text:p text:style-name="P13"><text:s text:c="16"/><text:span text:style-name="T23">smallest </text:span><text:span text:style-name="T9">= j</text:span></text:p>
      <text:p text:style-name="P13"><text:s text:c="16"/><text:span text:style-name="T9">smallest_index = i</text:span></text:p>
      <text:p text:style-name="P13"><text:s text:c="16"/><text:span text:style-name="T9">smallest_priority = pr</text:span></text:p>
      <text:p text:style-name="P13"><text:s text:c="8"/><text:span text:style-name="T4">return </text:span><text:span text:style-name="T12">self</text:span><text:span text:style-name="T9">.jobs.pop(smallest_index)</text:span></text:p>
      <text:p text:style-name="P13"><text:span text:style-name="T9"/></text:p>
      <text:p text:style-name="P16"># benchmark task to show the algo improvements</text:p>
      <text:p text:style-name="P14"><text:span text:style-name="T3">def </text:span><text:span text:style-name="T15">benchmark</text:span>(meth<text:span text:style-name="T3">, </text:span>show_hrs = <text:span text:style-name="T3">False</text:span>):</text:p>
      <text:p text:style-name="P13"><text:s text:c="4"/><text:span text:style-name="T9">data: List[Tuple[</text:span><text:span text:style-name="T14">int</text:span><text:span text:style-name="T4">, </text:span><text:span text:style-name="T9">...]] = [</text:span><text:span text:style-name="T14">tuple</text:span><text:span text:style-name="T9">([</text:span><text:span text:style-name="T14">int</text:span><text:span text:style-name="T9">(y) </text:span><text:span text:style-name="T4">for </text:span><text:span text:style-name="T9">y </text:span><text:span text:style-name="T4">in </text:span><text:span text:style-name="T9">x.split(</text:span><text:span text:style-name="T18">" "</text:span><text:span text:style-name="T4">, </text:span><text:span text:style-name="T6">1</text:span><text:span text:style-name="T9">)]) </text:span><text:span text:style-name="T4">for </text:span><text:span text:style-name="T9">x </text:span><text:span text:style-name="T4">in </text:span><text:span text:style-name="T9">NormalAufgabe4.txt1.split(</text:span><text:span text:style-name="T18">"</text:span><text:span text:style-name="T4">\n</text:span><text:span text:style-name="T18">"</text:span><text:span text:style-name="T9">)]</text:span></text:p>
      <text:p text:style-name="P13"><text:s text:c="4"/><text:span text:style-name="T9">jobs: List[Job] = [Job(x</text:span><text:span text:style-name="T4">, </text:span><text:span text:style-name="T9">y) </text:span><text:span text:style-name="T4">for </text:span><text:span text:style-name="T9">x</text:span><text:span text:style-name="T4">, </text:span><text:span text:style-name="T9">y </text:span><text:span text:style-name="T4">in </text:span><text:span text:style-name="T9">data]</text:span></text:p>
      <text:p text:style-name="P13"><text:s text:c="4"/><text:span text:style-name="T9">m = meth(jobs)</text:span></text:p>
      <text:p text:style-name="P13"><text:s text:c="4"/><text:span text:style-name="T9">x = m.main()</text:span></text:p>
      <text:p text:style-name="P13"><text:s text:c="4"/><text:span text:style-name="T9">x = get_done_job_results(x)</text:span></text:p>
      <text:p text:style-name="P13"><text:s text:c="4"/><text:span text:style-name="T14">print</text:span><text:span text:style-name="T9">(</text:span><text:span text:style-name="T18">f"Name: </text:span><text:span text:style-name="T4">{</text:span><text:span text:style-name="T9">meth.</text:span><text:span text:style-name="T11">__name__</text:span><text:span text:style-name="T4">}</text:span><text:span text:style-name="T18">"</text:span><text:span text:style-name="T9">)</text:span></text:p>
      <text:p text:style-name="P13"><text:soft-page-break/><text:s text:c="4"/><text:span text:style-name="T14">print</text:span><text:span text:style-name="T9">(</text:span><text:span text:style-name="T18">f"Avg m: </text:span><text:span text:style-name="T4">{</text:span><text:span text:style-name="T9">x[</text:span><text:span text:style-name="T6">0</text:span><text:span text:style-name="T9">]</text:span><text:span text:style-name="T4">:</text:span><text:span text:style-name="T18"> &lt;12</text:span><text:span text:style-name="T4">}</text:span><text:span text:style-name="T18"> Max m: </text:span><text:span text:style-name="T4">{</text:span><text:span text:style-name="T9">x[</text:span><text:span text:style-name="T6">1</text:span><text:span text:style-name="T9">]</text:span><text:span text:style-name="T4">:</text:span><text:span text:style-name="T18"> &lt;12</text:span><text:span text:style-name="T4">}</text:span><text:span text:style-name="T18">"</text:span><text:span text:style-name="T9">)</text:span></text:p>
      <text:p text:style-name="P13"><text:s text:c="4"/><text:span text:style-name="T4">if </text:span><text:span text:style-name="T9">show_hrs:</text:span></text:p>
      <text:p text:style-name="P13"><text:s text:c="8"/><text:span text:style-name="T14">print</text:span><text:span text:style-name="T9">(</text:span><text:span text:style-name="T18">f"Avg h: </text:span><text:span text:style-name="T4">{</text:span><text:span text:style-name="T14">str</text:span><text:span text:style-name="T9">(</text:span><text:span text:style-name="T14">divmod</text:span><text:span text:style-name="T9">(x[</text:span><text:span text:style-name="T6">0</text:span><text:span text:style-name="T9">]</text:span><text:span text:style-name="T4">, </text:span><text:span text:style-name="T6">60</text:span><text:span text:style-name="T9">))</text:span><text:span text:style-name="T4">:</text:span><text:span text:style-name="T18"> &lt;12</text:span><text:span text:style-name="T4">}</text:span><text:span text:style-name="T18"> Max h: </text:span><text:span text:style-name="T4">{</text:span><text:span text:style-name="T14">str</text:span><text:span text:style-name="T9">(</text:span><text:span text:style-name="T14">divmod</text:span><text:span text:style-name="T9">(x[</text:span><text:span text:style-name="T6">1</text:span><text:span text:style-name="T9">]</text:span><text:span text:style-name="T4">, </text:span><text:span text:style-name="T6">60</text:span><text:span text:style-name="T9">))</text:span><text:span text:style-name="T4">:</text:span><text:span text:style-name="T18"> &lt;12</text:span><text:span text:style-name="T4">}</text:span><text:span text:style-name="T18">"</text:span><text:span text:style-name="T9">)</text:span></text:p>
      <text:p text:style-name="P13"><text:s text:c="4"/><text:span text:style-name="T14">print</text:span><text:span text:style-name="T9">()</text:span></text:p>
      <text:p text:style-name="P13"><text:span text:style-name="T9"/></text:p>
      <text:p text:style-name="P14"><text:span text:style-name="T3">def </text:span><text:span text:style-name="T15">main</text:span>():</text:p>
      <text:p text:style-name="P13"><text:s text:c="4"/><text:span text:style-name="T9">benchmark(Verfahren1)</text:span></text:p>
      <text:p text:style-name="P13"><text:s text:c="4"/><text:span text:style-name="T9">benchmark(Verfahren2)</text:span></text:p>
      <text:p text:style-name="P13"><text:s text:c="4"/><text:span text:style-name="T9">benchmark(Verfahren3)</text:span></text:p>
      <text:p text:style-name="P14"><text:span text:style-name="T3">if </text:span>__name__ == <text:span text:style-name="T17">'__main__'</text:span>:</text:p>
      <text:p text:style-name="P12"><text:s text:c="4"/><text:span text:style-name="T9">mai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Aufgabe 1<text:tab/><text:tab/>Team-ID: <text:reference-ref text:reference-format="text" text:ref-name="TeamId">00719</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20:31:47.062244554</meta:creation-date>
    <meta:editing-duration>PT45M25S</meta:editing-duration>
    <meta:editing-cycles>9</meta:editing-cycles>
    <meta:generator>OpenOffice/4.1.13$Win32 OpenOffice.org_project/4113m1$Build-9810</meta:generator>
    <dc:date>2022-11-20T12:05:21.89</dc:date>
    <meta:document-statistic meta:table-count="0" meta:image-count="0" meta:object-count="0" meta:page-count="6" meta:paragraph-count="213" meta:word-count="1140" meta:character-count="8988"/>
    <dc:creator>a a</dc:creator>
  </office:meta>
</office:document-meta>
</file>